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75in" text:min-label-width="0in"/>
      </text:list-level-style-bullet>
      <text:list-level-style-bullet text:level="2" text:style-name="WW_CharLFO1LVL2" text:bullet-char="○">
        <style:list-level-properties text:space-before="1.75in" text:min-label-width="0in"/>
      </text:list-level-style-bullet>
      <text:list-level-style-bullet text:level="3" text:style-name="WW_CharLFO1LVL3" text:bullet-char="■">
        <style:list-level-properties text:space-before="2.75in" text:min-label-width="0in"/>
      </text:list-level-style-bullet>
      <text:list-level-style-bullet text:level="4" text:style-name="WW_CharLFO1LVL4" text:bullet-char="●">
        <style:list-level-properties text:space-before="3.75in" text:min-label-width="0in"/>
      </text:list-level-style-bullet>
      <text:list-level-style-bullet text:level="5" text:style-name="WW_CharLFO1LVL5" text:bullet-char="○">
        <style:list-level-properties text:space-before="4.75in" text:min-label-width="0in"/>
      </text:list-level-style-bullet>
      <text:list-level-style-bullet text:level="6" text:style-name="WW_CharLFO1LVL6" text:bullet-char="■">
        <style:list-level-properties text:space-before="5.75in" text:min-label-width="0in"/>
      </text:list-level-style-bullet>
      <text:list-level-style-bullet text:level="7" text:style-name="WW_CharLFO1LVL7" text:bullet-char="●">
        <style:list-level-properties text:space-before="6.75in" text:min-label-width="0in"/>
      </text:list-level-style-bullet>
      <text:list-level-style-bullet text:level="8" text:style-name="WW_CharLFO1LVL8" text:bullet-char="○">
        <style:list-level-properties text:space-before="7.75in" text:min-label-width="0in"/>
      </text:list-level-style-bullet>
      <text:list-level-style-bullet text:level="9" text:style-name="WW_CharLFO1LVL9" text:bullet-char="■">
        <style:list-level-properties text:space-before="8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</text:list-level-style-bullet>
      <text:list-level-style-bullet text:level="2" text:style-name="WW_CharLFO2LVL2" text:bullet-char="○">
        <style:list-level-properties text:space-before="1.75in" text:min-label-width="0in"/>
      </text:list-level-style-bullet>
      <text:list-level-style-bullet text:level="3" text:style-name="WW_CharLFO2LVL3" text:bullet-char="■">
        <style:list-level-properties text:space-before="2.75in" text:min-label-width="0in"/>
      </text:list-level-style-bullet>
      <text:list-level-style-bullet text:level="4" text:style-name="WW_CharLFO2LVL4" text:bullet-char="●">
        <style:list-level-properties text:space-before="3.75in" text:min-label-width="0in"/>
      </text:list-level-style-bullet>
      <text:list-level-style-bullet text:level="5" text:style-name="WW_CharLFO2LVL5" text:bullet-char="○">
        <style:list-level-properties text:space-before="4.75in" text:min-label-width="0in"/>
      </text:list-level-style-bullet>
      <text:list-level-style-bullet text:level="6" text:style-name="WW_CharLFO2LVL6" text:bullet-char="■">
        <style:list-level-properties text:space-before="5.75in" text:min-label-width="0in"/>
      </text:list-level-style-bullet>
      <text:list-level-style-bullet text:level="7" text:style-name="WW_CharLFO2LVL7" text:bullet-char="●">
        <style:list-level-properties text:space-before="6.75in" text:min-label-width="0in"/>
      </text:list-level-style-bullet>
      <text:list-level-style-bullet text:level="8" text:style-name="WW_CharLFO2LVL8" text:bullet-char="○">
        <style:list-level-properties text:space-before="7.75in" text:min-label-width="0in"/>
      </text:list-level-style-bullet>
      <text:list-level-style-bullet text:level="9" text:style-name="WW_CharLFO2LVL9" text:bullet-char="■">
        <style:list-level-properties text:space-before="8.75in" text:min-label-width="0in"/>
      </text:list-level-style-bullet>
    </text:list-style>
    <style:style style:name="P1" style:parent-style-name="Normal" style:master-page-name="MP0" style:family="paragraph">
      <style:paragraph-properties fo:break-before="page" style:page-number="1"/>
    </style:style>
    <style:style style:name="P2" style:parent-style-name="Normal" style:family="paragraph">
      <style:paragraph-properties fo:text-indent="-0.25in"/>
    </style:style>
    <style:style style:name="P3" style:parent-style-name="Normal" style:family="paragraph">
      <style:paragraph-properties fo:text-indent="-0.25in"/>
    </style:style>
    <style:style style:name="P4" style:parent-style-name="Normal" style:family="paragraph">
      <style:paragraph-properties fo:text-indent="-0.25in"/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T6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paragraph-properties fo:text-indent="-0.25in"/>
    </style:style>
    <style:style style:name="T10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indent="-0.25in"/>
    </style:style>
    <style:style style:name="P13" style:parent-style-name="Normal" style:family="paragraph">
      <style:paragraph-properties fo:text-indent="-0.25in"/>
    </style:style>
    <style:style style:name="T14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indent="-0.25in"/>
    </style:style>
    <style:style style:name="T16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Resumen de lo que se habló en la reunión del 17/03/2016</text:p>
      <text:p text:style-name="Normal"/>
      <text:p text:style-name="Normal"/>
      <text:p text:style-name="Normal">Decisiones de diseño.</text:p>
      <text:p text:style-name="Normal"/>
      <text:list text:style-name="LFO1" text:continue-numbering="true">
        <text:list-item>
          <text:p text:style-name="P2">No nos pusimos de acuerdo respecto a la elección del sistema de bypass.</text:p>
          <text:list text:continue-numbering="true">
            <text:list-item>
              <text:p text:style-name="P3">True bypass (truby)</text:p>
            </text:list-item>
            <text:list-item>
              <text:p text:style-name="P4">Pseudo true bypass (pseudo) (as featured con Boss and original TubeScreamer pedals)</text:p>
            </text:list-item>
          </text:list>
        </text:list-item>
      </text:list>
      <text:p text:style-name="P5">Por lo tanto se diseñará la PCB para que pueda funcionar con los dos sistemas, según los componentes que montes.<text:line-break/>Ejemplo de modelo de interruptor para truby:<text:s/><text:a xlink:href="http://smallbear-electronics.mybigcommerce.com/alpha-sf17020f-0302-3pdt/" office:target-frame-name="_top" xlink:show="replace"><text:span text:style-name="T6">http://smallbear-electronics.mybigcommerce.com/alpha-sf17020f-0302-3pdt/</text:span></text:a><text:line-break/>Ejemplo de modelo de interruptor para pseudo: Cualquier SPST, SPDT... momentáneo<text:s/><text:a xlink:href="http://www.tme.eu/es/details/vaq-7r-15-1c2-g/conmutadores-pulsadores/highly/vaq-7r-15-1c2-3/" office:target-frame-name="_top" xlink:show="replace"><text:span text:style-name="T7">http://www.tme.eu/es/details/vaq-7r-15-1c2-g/conmutadores-pulsadores/highly/vaq-7r-15-1c2-3/</text:span></text:a></text:p>
      <text:p text:style-name="P8"/>
      <text:list text:style-name="LFO2" text:continue-numbering="true">
        <text:list-item>
          <text:p text:style-name="P9">Carcasa de aluminio extruido. Resistente y barata más o menos.<text:line-break/>Por ejemplo<text:s/>esta:<text:s/><text:a xlink:href="http://www.tme.eu/es/details/hm-1550b/carcasas-universales/hammond/1550b/" office:target-frame-name="_top" xlink:show="replace"><text:span text:style-name="T10">http://www.tme.eu/es/details/hm-1550b/carcasas-universales/hammond/1550b/</text:span></text:a><text:line-break/>O estas:<text:s/><text:a xlink:href="http://smallbear-electronics.mybigcommerce.com/enclosures-1/" office:target-frame-name="_top" xlink:show="replace"><text:span text:style-name="T11">http://smallbear-electronics.mybigcommerce.com/enclosures-1/</text:span></text:a><text:line-break/></text:p>
        </text:list-item>
        <text:list-item>
          <text:p text:style-name="P12">Potenciómetros, difícil decisión.<text:line-break/>Nota: para ganar resistencia mecánica (a pisotones) lo suyo es conseguir potes que se enrosquen a la carcasa, aunque requiere que los agujeros de la carcasa (mecanizado) sean realizados con más precisión.</text:p>
          <text:list text:continue-numbering="true">
            <text:list-item>
              <text:p text:style-name="P13">Tipo no encapsulado. Económico. Tradicional, de carbón, más desgaste y riesgo de rascar.<text:s/><text:a xlink:href="http://smallbear-electronics.mybigcommerce.com/alpha-single-gang-16mm-rt-angle-pc-mt-long-pin-linear-audio/" office:target-frame-name="_top" xlink:show="replace"><text:span text:style-name="T14">http://smallbear-electronics.mybigcommerce.com/alpha-single-gang-16mm-rt-angle-pc-mt-long-pin-linear-audio/</text:span></text:a></text:p>
            </text:list-item>
            <text:list-item>
              <text:p text:style-name="P15">Tipo encapsulado. Pista de plástico. En teoría dan menos problemas.<text:line-break/><text:a xlink:href="http://smallbear-electronics.mybigcommerce.com/alpha-single-gang-9mm-right-angle-pc-mount-knurled-shaft/" office:target-frame-name="_top" xlink:show="replace"><text:span text:style-name="T16">http://smallbear-electronics.mybigcommerce.com/alpha-single-gang-9mm-right-angle-pc-mount-knurled-shaft/</text:span></text:a><text:line-break/><text:line-break/>Addendum: vástago de plástico transparente para poner un LED e iluminarlo desde abajo http://smallbear-electronics.mybigcommerce.com/alpha-clear-shaft-pots-w-bushing/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75in" text:min-label-width="0in"/>
      </text:list-level-style-bullet>
      <text:list-level-style-bullet text:level="2" text:style-name="WW_CharLFO1LVL2" text:bullet-char="○">
        <style:list-level-properties text:space-before="1.75in" text:min-label-width="0in"/>
      </text:list-level-style-bullet>
      <text:list-level-style-bullet text:level="3" text:style-name="WW_CharLFO1LVL3" text:bullet-char="■">
        <style:list-level-properties text:space-before="2.75in" text:min-label-width="0in"/>
      </text:list-level-style-bullet>
      <text:list-level-style-bullet text:level="4" text:style-name="WW_CharLFO1LVL4" text:bullet-char="●">
        <style:list-level-properties text:space-before="3.75in" text:min-label-width="0in"/>
      </text:list-level-style-bullet>
      <text:list-level-style-bullet text:level="5" text:style-name="WW_CharLFO1LVL5" text:bullet-char="○">
        <style:list-level-properties text:space-before="4.75in" text:min-label-width="0in"/>
      </text:list-level-style-bullet>
      <text:list-level-style-bullet text:level="6" text:style-name="WW_CharLFO1LVL6" text:bullet-char="■">
        <style:list-level-properties text:space-before="5.75in" text:min-label-width="0in"/>
      </text:list-level-style-bullet>
      <text:list-level-style-bullet text:level="7" text:style-name="WW_CharLFO1LVL7" text:bullet-char="●">
        <style:list-level-properties text:space-before="6.75in" text:min-label-width="0in"/>
      </text:list-level-style-bullet>
      <text:list-level-style-bullet text:level="8" text:style-name="WW_CharLFO1LVL8" text:bullet-char="○">
        <style:list-level-properties text:space-before="7.75in" text:min-label-width="0in"/>
      </text:list-level-style-bullet>
      <text:list-level-style-bullet text:level="9" text:style-name="WW_CharLFO1LVL9" text:bullet-char="■">
        <style:list-level-properties text:space-before="8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</text:list-level-style-bullet>
      <text:list-level-style-bullet text:level="2" text:style-name="WW_CharLFO2LVL2" text:bullet-char="○">
        <style:list-level-properties text:space-before="1.75in" text:min-label-width="0in"/>
      </text:list-level-style-bullet>
      <text:list-level-style-bullet text:level="3" text:style-name="WW_CharLFO2LVL3" text:bullet-char="■">
        <style:list-level-properties text:space-before="2.75in" text:min-label-width="0in"/>
      </text:list-level-style-bullet>
      <text:list-level-style-bullet text:level="4" text:style-name="WW_CharLFO2LVL4" text:bullet-char="●">
        <style:list-level-properties text:space-before="3.75in" text:min-label-width="0in"/>
      </text:list-level-style-bullet>
      <text:list-level-style-bullet text:level="5" text:style-name="WW_CharLFO2LVL5" text:bullet-char="○">
        <style:list-level-properties text:space-before="4.75in" text:min-label-width="0in"/>
      </text:list-level-style-bullet>
      <text:list-level-style-bullet text:level="6" text:style-name="WW_CharLFO2LVL6" text:bullet-char="■">
        <style:list-level-properties text:space-before="5.75in" text:min-label-width="0in"/>
      </text:list-level-style-bullet>
      <text:list-level-style-bullet text:level="7" text:style-name="WW_CharLFO2LVL7" text:bullet-char="●">
        <style:list-level-properties text:space-before="6.75in" text:min-label-width="0in"/>
      </text:list-level-style-bullet>
      <text:list-level-style-bullet text:level="8" text:style-name="WW_CharLFO2LVL8" text:bullet-char="○">
        <style:list-level-properties text:space-before="7.75in" text:min-label-width="0in"/>
      </text:list-level-style-bullet>
      <text:list-level-style-bullet text:level="9" text:style-name="WW_CharLFO2LVL9" text:bullet-char="■">
        <style:list-level-properties text:space-before="8.75in" text:min-label-width="0in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rge</meta:initial-creator>
    <dc:creator>Jorge</dc:creator>
    <meta:creation-date>2016-11-10T12:28:00Z</meta:creation-date>
    <dc:date>2016-11-10T12:28:00Z</dc:date>
    <meta:template xlink:href="Normal.dotm" xlink:type="simple"/>
    <meta:editing-cycles>2</meta:editing-cycles>
    <meta:editing-duration>PT0S</meta:editing-duration>
    <meta:document-statistic meta:page-count="1" meta:paragraph-count="4" meta:word-count="352" meta:character-count="2290" meta:row-count="16" meta:non-whitespace-character-count="1942"/>
  </office:meta>
</office:document-meta>
</file>